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A1:.A14])" office:value-type="float" office:value="0.350714285714286" calcext:value-type="float">
            <text:p>0,35071428571428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08" calcext:value-type="float">
            <text:p>0,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16:50.348037687</meta:creation-date>
    <dc:date>2025-02-10T02:00:33.771560890</dc:date>
    <meta:editing-duration>PT33M33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